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9pt" style:font-size-asian="9pt" style:font-name-complex="Times New Roman1"/>
    </style:style>
    <style:style style:name="T3" style:family="text">
      <style:text-properties style:font-name="Times New Roman" fo:font-size="9pt" fo:font-style="italic" style:font-size-asian="9pt" style:font-style-asian="italic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Summary Post Unit 1 </text:span><text:span text:style-name="T1"/></text:p>
      <text:p text:style-name="P1">There are many reasons why it is in a company’s best interest to create, follow and maintain a code of ethics. This goes beyond the health of an organisation and impacts the mental wellbeing of their employees (Hayes, 2023). </text:p>
      <text:p text:style-name="Standard"/>
      <text:p text:style-name="P1">A code of ethics can help managerial and leadership decisions by having a concise set of rules that must be followed. Another advantage is self-centred in that it gives legal protection to an organisation if it can demonstrate that it is following a reasonable code of ethics. This simultaneously protects both employers and employees. </text:p>
      <text:p text:style-name="Standard"/>
      <text:p text:style-name="P1">With reference to my initial post, I believe that the company runs the risk of a lawsuit against it for cruel and repeated failings.</text:p>
      <text:p text:style-name="Standard"/>
      <text:p text:style-name="Standard">References<text:bookmark text:name="_GoBack"/></text:p>
      <text:p text:style-name="Standard" loext:marker-style-name="T2"><text:span text:style-name="T2">Hayes, A. (2023). </text:span><text:span text:style-name="T3">Code of Ethics: Understanding Its Types, Uses Through Examples. </text:span><text:span text:style-name="T2"><text:s text:c="2"/>Investopedia. Available at: </text:span><text:a xlink:type="simple" xlink:href="https://www.investopedia.com/terms/c/code-of-ethics.asp#:~:text=A%20code%20of%20ethics%20is%20important%20because%20it%20clearly%20lays,characterize%20a%20business%20to%20stakeholders" text:style-name="Internet_20_link" text:visited-style-name="Visited_20_Internet_20_Link"><text:span text:style-name="Internet_20_link"><text:span text:style-name="T2">https://www.investopedia.com/terms/c/code-of-ethics.asp#:~:text=A%20code%20of%20ethics%20is%20important%20because%20it%20clearly%20lays,characterize%20a%20business%20to%20stakeholders</text:span></text:span></text:a><text:span text:style-name="T2">. <text:s/>[Assessed 12 Oct 2023]</text:span></text:p>
      <text:p text:style-name="P2" loext:marker-style-name="T2"/>
      <text:p text:style-name="P1" loext:marker-style-name="T2"><text:span text:style-name="T2">Indeed (2023). </text:span><text:span text:style-name="T3">How to Create a Business Code of Ethics Indeed for Employers.</text:span><text:span text:style-name="T2"> Available at: </text:span><text:a xlink:type="simple" xlink:href="https://www.indeed.com/hire/c/info/code-of-ethics-and-professional-conduct" text:style-name="Internet_20_link" text:visited-style-name="Visited_20_Internet_20_Link"><text:span text:style-name="Internet_20_link"><text:span text:style-name="T2">https://www.indeed.com/hire/c/info/code-of-ethics-and-professional-conduct</text:span></text:span></text:a><text:span text:style-name="T2"> <text:s text:c="3"/>[Accessed 12 Oct 2023]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gley, Pearce M V</meta:initial-creator>
    <dc:creator>Begley</dc:creator>
    <meta:editing-cycles>2</meta:editing-cycles>
    <meta:creation-date>2023-10-30T20:33:00</meta:creation-date>
    <dc:date>2023-10-30T20:33:00</dc:date>
    <meta:editing-duration>P0D</meta:editing-duration>
    <meta:generator>LibreOffice/7.5.7.1$Windows_X86_64 LibreOffice_project/47eb0cf7efbacdee9b19ae25d6752381ede23126</meta:generator>
    <meta:document-statistic meta:table-count="0" meta:image-count="0" meta:object-count="0" meta:page-count="1" meta:paragraph-count="7" meta:word-count="162" meta:character-count="1234" meta:non-whitespace-character-count="1070"/>
    <meta:user-defined meta:name="AppVersion">14.0000</meta:user-defined>
    <meta:user-defined meta:name="Company">Hewlett-Packard</meta:user-defined>
    <meta:template xlink:type="simple" xlink:actuate="onRequest" xlink:title="Normal.dotm" xlink:href=""/>
  </office:meta>
</office:document-meta>
</file>